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9cm" draw:z-index="0"><draw:image xlink:href="../../odt/images/302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RS-<text:span text:style-name="T1">триггер с приоритетом по установке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4">C-</text:span>код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4cm" svg:height="1.3cm" draw:z-index="0"><draw:image xlink:href="../../odt/images/302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RS-триггер с приоритетом по <text:span text:style-name="T1">установке</text:span>, т.е. если уровень логической единицы присутствует на входах R и S, то выход принимает значение логической единицы<text:span text:style-name="T4">:</text:span></text:p>
            <text:p text:style-name="P4"><text:span text:style-name="T4"><draw:frame draw:style-name="fr3" draw:name="Объект1" text:anchor-type="as-char" svg:width="9.68cm" svg:height="2.1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Text_20_body">где <draw:frame draw:style-name="fr3" draw:name="Object1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 блока,<draw:frame draw:style-name="fr3" draw:name="Object3" text:anchor-type="as-char" svg:width="2.096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–<text:span text:style-name="T4"> </text:span>значение выходного сигнала не предыдущем временном шаге интегрирования,<draw:frame draw:style-name="fr3" draw:name="Object2" text:anchor-type="as-char" svg:width="2.535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4">- </text:span>первый и второй входные сигналы блока (от английских слов <text:span text:style-name="T5">Set</text:span><text:span text:style-name="T4"> </text:span>и <text:span text:style-name="T5">Reset</text:span><text:span text:style-name="T4"> –</text:span> <text:span text:style-name="T3">Установ</text:span> и <text:span text:style-name="T3">Сброс</text:span><text:span text:style-name="T6">, соответственно</text:span><text:span text:style-name="T4">)</text:span>.</text:p>
            <text:p text:style-name="Text_20_body"><text:span text:style-name="T2">Свойства</text:span>:</text:p>
            <text:list xml:id="list2785932941486897493" text:style-name="L1">
              <text:list-item>
                <text:p text:style-name="P5">Начальные условия – начальные значение выхода.</text:p>
              </text:list-item>
              <text:list-item>
                <text:p text:style-name="P5">Добавить инверсный выход – указывает наличие инверсного выхода.</text:p>
              </text:list-item>
            </text:list>
            <text:p text:style-name="Text_20_body"><text:span text:style-name="T2">Примечание:</text:span> <text:span text:style-name="T3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S-триггер с приоритетом по установке</dc:title>
    <dc:date>2012-03-30T16:21:30.70</dc:date>
    <meta:generator>OpenOffice_Beta/4.1.0$Win32 OpenOffice.org_project/410m14$Build-9760</meta:generator>
    <meta:editing-duration>PT2H7M53S</meta:editing-duration>
    <meta:editing-cycles>106</meta:editing-cycles>
    <meta:document-statistic meta:table-count="1" meta:image-count="2" meta:object-count="4" meta:page-count="1" meta:paragraph-count="13" meta:word-count="113" meta:character-count="78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(t- %DELTA t), ~ если u_S(t) = 0, ~и ~u_R(t) = 0; #
alignl 1, ~ если u_S(t) = 1;  #
alignl 0, ~ если u_S(t) = 0, ~и ~u_R(t) = 1;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i>S</mi>
      </msub>
      <mrow>
        <mo stretchy="false">(</mo>
        <mrow>
          <mi>t</mi>
        </mrow>
        <mo stretchy="false">)</mo>
      </mrow>
      <mi>,</mi>
      <msub>
        <mi>u</mi>
        <mi>R</mi>
      </msub>
      <mrow>
        <mo stretchy="false">(</mo>
        <mrow>
          <mi>t</mi>
        </mrow>
        <mo stretchy="false">)</mo>
      </mrow>
    </mrow>
    <annotation encoding="StarMath 5.0">u_S(t), u_R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(t- %DELTA t)</annotation>
  </semantics>
</math>
</file>